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214670" officeooo:paragraph-rsid="00214670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2661b9" officeooo:paragraph-rsid="002661b9"/>
    </style:style>
    <style:style style:name="P6" style:family="paragraph" style:parent-style-name="Text_20_body">
      <style:text-properties style:font-name="Arial" officeooo:rsid="0014756d" officeooo:paragraph-rsid="0014756d"/>
    </style:style>
    <style:style style:name="P7" style:family="paragraph" style:parent-style-name="Standard">
      <style:text-properties officeooo:paragraph-rsid="001376c2"/>
    </style:style>
    <style:style style:name="P8" style:family="paragraph" style:parent-style-name="Table_20_Contents" style:list-style-name="L2">
      <style:text-properties style:font-name="Arial" officeooo:rsid="002661b9" officeooo:paragraph-rsid="002661b9"/>
    </style:style>
    <style:style style:name="P9" style:family="paragraph" style:parent-style-name="Table_20_Contents" style:list-style-name="L1">
      <style:paragraph-properties fo:text-align="start" style:justify-single-word="false"/>
      <style:text-properties style:font-name="Arial" officeooo:rsid="00282875" officeooo:paragraph-rsid="00282875"/>
    </style:style>
    <style:style style:name="P10" style:family="paragraph" style:parent-style-name="Table_20_Contents" style:list-style-name="L2">
      <style:text-properties style:font-name="Arial" officeooo:rsid="00282875" officeooo:paragraph-rsid="00282875"/>
    </style:style>
    <style:style style:name="T1" style:family="text">
      <style:text-properties fo:font-weight="bold" officeooo:rsid="00214670" style:font-weight-asian="bold" style:font-weight-complex="bold"/>
    </style:style>
    <style:style style:name="T2" style:family="text">
      <style:text-properties fo:font-weight="bold" officeooo:rsid="00282875" style:font-weight-asian="bold" style:font-weight-complex="bold"/>
    </style:style>
    <style:style style:name="T3" style:family="text">
      <style:text-properties officeooo:rsid="00214670"/>
    </style:style>
    <style:style style:name="T4" style:family="text">
      <style:text-properties officeooo:rsid="002828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2">4</text:span></text:p>
          </table:table-cell>
          <table:table-cell table:style-name="Tabelle4.A1" office:value-type="string">
            <text:p text:style-name="P2">Element: <text:span text:style-name="T2">7</text:span></text:p>
          </table:table-cell>
          <table:table-cell table:style-name="Tabelle4.C1" office:value-type="string">
            <text:p text:style-name="P2">Title: <text:span text:style-name="T1">Assignment </text:span><text:span text:style-name="T2">4</text:span></text:p>
          </table:table-cell>
        </table:table-row>
        <table:table-row>
          <table:table-cell table:style-name="Tabelle4.A2" table:number-columns-spanned="3" office:value-type="string">
            <text:p text:style-name="P2">Remarks: <text:span text:style-name="T3">This can be either a short video or just textual instructions</text:span></text:p>
            <text:p text:style-name="P2"/>
          </table:table-cell>
          <table:covered-table-cell/>
          <table:covered-table-cell/>
        </table:table-row>
      </table:table>
      <text:p text:style-name="P6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3">Screen</text:p>
          </table:table-cell>
          <table:table-cell table:style-name="Tabelle1.C1" office:value-type="string">
            <text:p text:style-name="P3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4">Assignment <text:span text:style-name="T4">4</text:span></text:p>
          </table:table-cell>
          <table:table-cell table:style-name="Tabelle1.C2" office:value-type="string">
            <text:list xml:id="list4394239903461671909" text:style-name="L1">
              <text:list-item>
                <text:p text:style-name="P9">Multiply the numbers from 1 to 5 with a multiplier you get from the user</text:p>
              </text:list-item>
              <text:list-item>
                <text:p text:style-name="P9">Store the values in an array</text:p>
              </text:list-item>
              <text:list-item>
                <text:p text:style-name="P9">Print the first and the last element of the array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4">Assignment <text:span text:style-name="T4">4</text:span></text:p>
          </table:table-cell>
          <table:table-cell table:style-name="Tabelle1.C3" office:value-type="string">
            <text:list xml:id="list2481979687368825313" text:style-name="L2">
              <text:list-item>
                <text:p text:style-name="P10">Hints:</text:p>
              </text:list-item>
              <text:list-item>
                <text:p text:style-name="P10">Use a for loop to store the values in the array</text:p>
              </text:list-item>
            </text:list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2:25:05.292000000</meta:creation-date>
    <dc:title>Storyboard</dc:title>
    <meta:editing-duration>PT49M</meta:editing-duration>
    <meta:editing-cycles>14</meta:editing-cycles>
    <meta:generator>LibreOffice/4.1.3.2$Windows_x86 LibreOffice_project/70feb7d99726f064edab4605a8ab840c50ec57a</meta:generator>
    <dc:date>2015-07-30T17:33:12.830000000</dc:date>
    <meta:document-statistic meta:table-count="2" meta:image-count="0" meta:object-count="0" meta:page-count="1" meta:paragraph-count="15" meta:word-count="75" meta:character-count="358" meta:non-whitespace-character-count="303"/>
    <meta:template xlink:type="simple" xlink:actuate="onRequest" xlink:title="Storyboard" xlink:href="file:///C:/Users/Wolfgang/AppData/Roaming/LibreOffice/4/user/template/Storyboard1.ott" meta:date="2015-07-26T22:25:04.949000000"/>
  </office:meta>
</office:document-meta>
</file>